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B. Felsenthal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2 December 1876</text:p>
      <text:p text:style-name="P5">Month<text:tab/><text:tab/><text:tab/><text:tab/><text:tab/><text:tab/>December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linois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237 South Desplaines st.[sic]/</text:span></text:p>
      <text:p text:style-name="P3"><text:span text:style-name="T1">Chicago, Ill., December 12 1875./</text:span></text:p>
      <text:p text:style-name="P2"><text:span text:style-name="T1"/></text:p>
      <text:p text:style-name="P2"><text:span text:style-name="T1">Rabbi S. Morais, Philadelphia./</text:span></text:p>
      <text:p text:style-name="P2"><text:span text:style-name="T1"/></text:p>
      <text:p text:style-name="P2"><text:span text:style-name="T1">Reverend Sir:/</text:span></text:p>
      <text:p text:style-name="P2"><text:span text:style-name="T1"><text:tab/>I was highly gratified to learn that you, dear/ sir, take some active steps in behalf of selling in this country/ the literary remains of the learned [Hebrew]. <text:s/>If I am not/ mistaken, you have been an immediate pupil of the great Padua[?]/ scholar just named, and with the veneration which every Jewish/ connoisseur of our literature entertains for S. D. Luzzatto, you/ combine the sentiments of a grateful pupil for his teacher./</text:span></text:p>
      <text:p text:style-name="P2"><text:span text:style-name="T1"><text:tab/>Permit me now to ask you: Have you the books/ of [Hebrew] in commission, or must they be ordered from Padua? <text:s/>If/ the latter should be the case, what is the best way to get/ them? <text:s/>What are the prices they are sold for?/</text:span></text:p>
      <text:p text:style-name="P2"><text:span text:style-name="T1"><text:tab/>I would highly prize </text:span><text:span text:style-name="T2">all</text:span><text:span text:style-name="T3"> the Hebrew books of Luzzatto,/ if I could afford to possess myself of them. <text:s/>Particularly/ would I desire to obtain his Commentary upon Isaiah/ and his commentary upon the Pentateuch which latter is now/ in the course of being printed in Lemberg and which will, I believe,/ totally supersede the [Hebrew], printed in Vienna 28 years ago./</text:span></text:p>
      <text:p text:style-name="P2"><text:span text:style-name="T3"><text:tab/>For your kind information, for which I hereby venture to request you,/ I shall be under special obligations.<text:tab/><text:tab/>Very respectfully/</text:span></text:p>
      <text:p text:style-name="P2"><text:span text:style-name="T3"><text:tab/><text:tab/><text:tab/><text:tab/>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2:39:29</meta:creation-date>
    <dc:date>2009-05-28T12:51:46</dc:date>
    <dc:language>en-US</dc:language>
    <meta:editing-cycles>2</meta:editing-cycles>
    <meta:editing-duration>PT12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380" meta:character-count="2545"/>
  </office:meta>
</office:document-meta>
</file>